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2"/>
    <style:style style:name="P2" style:family="paragraph" style:parent-style-name="Standard">
      <style:text-properties fo:font-size="12pt" fo:font-weight="bold" style:font-size-asian="12pt" style:font-weight-asian="bold" style:font-size-complex="12pt" style:font-weight-complex="bold"/>
    </style:style>
    <style:style style:name="P3" style:family="paragraph" style:parent-style-name="Standard" style:list-style-name="L4">
      <style:text-properties fo:font-size="12pt" fo:font-weight="bold" style:font-size-asian="12pt" style:font-weight-asian="bold" style:font-size-complex="12pt" style:font-weight-complex="bold"/>
    </style:style>
    <style:style style:name="P4" style:family="paragraph" style:parent-style-name="Standard" style:list-style-name="L5">
      <style:text-properties fo:font-size="12pt" fo:font-weight="bold" style:font-size-asian="12pt" style:font-weight-asian="bold" style:font-size-complex="12pt" style:font-weight-complex="bold"/>
    </style:style>
    <style:style style:name="P5" style:family="paragraph" style:parent-style-name="Standard" style:list-style-name="L6">
      <style:text-properties fo:font-size="12pt" fo:font-weight="bold" style:font-size-asian="12pt" style:font-weight-asian="bold" style:font-size-complex="12pt" style:font-weight-complex="bold"/>
    </style:style>
    <style:style style:name="P6" style:family="paragraph" style:parent-style-name="Standard" style:list-style-name="L7">
      <style:text-properties fo:font-size="12pt" fo:font-weight="bold" style:font-size-asian="12pt" style:font-weight-asian="bold" style:font-size-complex="12pt" style:font-weight-complex="bold"/>
    </style:style>
    <style:style style:name="P7" style:family="paragraph" style:parent-style-name="Standard" style:list-style-name="L8">
      <style:text-properties fo:font-size="12pt" fo:font-weight="bold" style:font-size-asian="12pt" style:font-weight-asian="bold" style:font-size-complex="12pt" style:font-weight-complex="bold"/>
    </style:style>
    <style:style style:name="P8" style:family="paragraph" style:parent-style-name="Standard" style:list-style-name="L10">
      <style:text-properties fo:font-size="12pt" fo:font-weight="bold" style:font-size-asian="12pt" style:font-weight-asian="bold" style:font-size-complex="12pt" style:font-weight-complex="bold"/>
    </style:style>
    <style:style style:name="P9" style:family="paragraph" style:parent-style-name="Standard" style:list-style-name="L13">
      <style:text-properties fo:font-size="12pt" fo:font-weight="bold" style:font-size-asian="12pt" style:font-weight-asian="bold" style:font-size-complex="12pt" style:font-weight-complex="bold"/>
    </style:style>
    <style:style style:name="P10" style:family="paragraph" style:parent-style-name="Standard">
      <style:text-properties fo:font-size="12pt" style:text-underline-style="solid" style:text-underline-width="auto" style:text-underline-color="font-color" fo:font-weight="bold" style:font-size-asian="12pt" style:font-weight-asian="bold" style:font-size-complex="12pt" style:font-weight-complex="bold"/>
    </style:style>
    <style:style style:name="P11" style:family="paragraph" style:parent-style-name="Standard">
      <style:text-properties style:text-position="0% 100%" fo:font-size="12pt" fo:font-weight="bold" style:font-size-asian="12pt" style:font-weight-asian="bold" style:font-size-complex="12pt" style:font-weight-complex="bold"/>
    </style:style>
    <style:style style:name="P12" style:family="paragraph" style:parent-style-name="Standard">
      <style:text-properties style:font-name="Times New Roman" fo:font-size="11.5pt" style:font-size-asian="11.5pt" style:font-name-complex="Times New Roman" style:font-size-complex="11.5pt"/>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ize="16pt" fo:font-weight="bold" style:font-size-asian="16pt" style:font-weight-asian="bold" style:font-size-complex="16pt" style:font-weight-complex="bold"/>
    </style:style>
    <style:style style:name="T4" style:family="text">
      <style:text-properties fo:font-size="12pt" fo:font-weight="bold" style:font-size-asian="12pt" style:font-weight-asian="bold" style:font-size-complex="12pt" style:font-weight-complex="bold"/>
    </style:style>
    <style:style style:name="T5" style:family="text">
      <style:text-properties style:text-position="super 58%" style:font-name="Times New Roman" fo:font-size="15pt" style:font-size-asian="15pt" style:font-name-complex="Times New Roman" style:font-size-complex="15pt"/>
    </style:style>
    <style:style style:name="T6" style:family="text">
      <style:text-properties style:text-position="super 58%" style:font-name="Times New Roman" fo:font-size="14pt" style:font-size-asian="14pt" style:font-name-complex="Times New Roman" style:font-size-complex="14pt"/>
    </style:style>
    <style:style style:name="T7" style:family="text">
      <style:text-properties style:text-position="super 58%" style:font-name="Times New Roman" fo:font-size="13pt" style:font-size-asian="13pt" style:font-name-complex="Times New Roman" style:font-size-complex="13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0"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3">Arbeidskontrakt.</text:span></text:p>
      <text:p text:style-name="Standard"><text:span text:style-name="T3"/></text:p>
      <text:p text:style-name="Standard"><text:span text:style-name="T3">1. </text:span><text:span text:style-name="T2">Mål/Visjon / Ambisjonsnivå</text:span></text:p>
      <text:p text:style-name="Standard"><text:s text:c="5"/></text:p>
      <text:p text:style-name="Standard">Vi skal gjennomføre et designprosjekt og utarbeide en rapport med tilhørende prosessdokumentasjon innen slutten av siste sprint (7).</text:p>
      <text:p text:style-name="Standard"/>
      <text:p text:style-name="Standard">Vårt karakter mål er å oppnå minimum C, men helst en høyere karakter.</text:p>
      <text:p text:style-name="Standard"/>
      <text:p text:style-name="Standard">Prosjektet skal gjennomføres med like stort fokus på prosessen som rapporten, men viktigste er å ha kundens behov i fokus.</text:p>
      <text:p text:style-name="Standard"/>
      <text:p text:style-name="Standard">Vi ønsker at alle gruppemedlemmer skal trives i prosjektet og gruppen.</text:p>
      <text:p text:style-name="Standard"/>
      <text:p text:style-name="Standard">Viktigste kriterium for suksess er at kunden er tilfreds med resultatet og kunden </text:p>
      <text:p text:style-name="Standard"><text:span text:style-name="T4"/></text:p>
      <text:p text:style-name="Standard"><text:span text:style-name="T4">2. Roller</text:span></text:p>
      <text:p text:style-name="P2"><text:tab/></text:p>
      <text:p text:style-name="P2"><text:span text:style-name="T1">Produkteier: Tor-Morten Grønli</text:span></text:p>
      <text:p text:style-name="P2"><text:span text:style-name="T1">Scrum master: Fredrik Røse</text:span></text:p>
      <text:p text:style-name="P2"><text:span text:style-name="T1">Team: Christian J. Aarflot, Fredrik Røse, Ishrat Jahan Khan, Simen Bjarkum og Victoria Pettersen</text:span></text:p>
      <text:p text:style-name="P2"><text:span text:style-name="T1"/></text:p>
      <text:p text:style-name="P2">3.<text:span text:style-name="T1"> </text:span>Prosedyrene</text:p>
      <text:p text:style-name="P2"><text:span text:style-name="T1"><text:tab/></text:span></text:p>
      <text:list xml:id="list32329429" text:style-name="L8">
        <text:list-item>
          <text:list>
            <text:list-item>
              <text:p text:style-name="P7"><text:span text:style-name="T1">Kommunikasjon internt i gruppen. Alle gruppemedlemmer utveksler mobil og epost-adresse for å effektivt å kommunisere med hverandre. Denne informasjonen er tilgjengelig på nettet slik at alle kan kontakte hverandre om det er nødvendig.</text:span></text:p>
            </text:list-item>
          </text:list>
        </text:list-item>
      </text:list>
      <text:p text:style-name="P2"><text:span text:style-name="T1"/></text:p>
      <text:list xml:id="list32339210" text:style-name="L7">
        <text:list-item>
          <text:list>
            <text:list-item>
              <text:p text:style-name="P6"><text:span text:style-name="T1">Ved fravær skal det meldes i god tid eller så fort man har anledning om noe utforsett skulle oppstå. Fravær meldes til scrum master. </text:span></text:p>
            </text:list-item>
          </text:list>
        </text:list-item>
      </text:list>
      <text:p text:style-name="P2"><text:span text:style-name="T1"/></text:p>
      <text:list xml:id="list32331125" text:style-name="L6">
        <text:list-item>
          <text:list>
            <text:list-item>
              <text:p text:style-name="P5"><text:span text:style-name="T1">Avgjørelser i gruppen løses ved at gruppen er enig. Skjer ikke det, avgjør flertallet ved avstemning.</text:span></text:p>
            </text:list-item>
          </text:list>
        </text:list-item>
      </text:list>
      <text:p text:style-name="P2"><text:span text:style-name="T1"/></text:p>
      <text:list xml:id="list32340872" text:style-name="L4">
        <text:list-item>
          <text:list>
            <text:list-item>
              <text:p text:style-name="P3"><text:span text:style-name="T1">Møter avholdes kl: 10.00 hver dag (hvis ikke annet er avtalt), det er møteplikt. </text:span></text:p>
              <text:p text:style-name="P3"><text:span text:style-name="T1"/></text:p>
            </text:list-item>
            <text:list-item>
              <text:p text:style-name="P3"><text:span text:style-name="T1">Alle i gruppen skal bidra. Vi forventer at personene selv er aktive og viser engasjement med arbeidsoppgaver og møter. Alle gruppemedlemmer forplikter seg til å utføre arbeidsoppgavene som blir bestemt på møtene innen tidsfristene som blir satt. Klarer du ikke det, må du si ifra slik at tiltak kan bli iverksatt. </text:span></text:p>
              <text:p text:style-name="P3"><text:span text:style-name="T1"/></text:p>
            </text:list-item>
            <text:list-item>
              <text:p text:style-name="P3"><text:span text:style-name="T1">Alle gruppemedlemmene må rapportere om avtalt/pålagt/utført arbeid på hvert møte. Særlig er dette viktig hvis avvik oppstår.</text:span></text:p>
              <text:p text:style-name="P3"><text:span text:style-name="T1"/></text:p>
            </text:list-item>
            <text:list-item>
              <text:p text:style-name="P3"><text:span text:style-name="T1">Plagiat. «Copy and Paste» aksepteres ikke, og fører til advarsel umiddelbart.</text:span></text:p>
              <text:p text:style-name="P3"><text:span text:style-name="T1"/></text:p>
            </text:list-item>
            <text:list-item>
              <text:p text:style-name="P3"><text:span text:style-name="T1">Konsekvenser ved brudd på arbeidskontrakt. Dersom et gruppemedlem ikke bidrar til at gruppen når målene som er beskrevet pkt. 1, misligholder sitt ansvar som er beskrevet under pkt. 2 eller forsømmer som beskrevet i pkt. 3.1 til 3.7, kan denne personen til slutt ekskluderes fra gruppen. Følgende prosedyre gjelder da:</text:span></text:p>
            </text:list-item>
          </text:list>
        </text:list-item>
      </text:list>
      <text:p text:style-name="P2"><text:span text:style-name="T1"/></text:p>
      <text:p text:style-name="P2"><text:soft-page-break/><text:span text:style-name="T1">Kommer man for sent 2 ganger uten å si ifra, blir det gruppemøte for å prøve å få løst problemet på en enkel og kjapp måte. Fortsetter problemet, tar vi det videre. Se under. Dukker ikke personen opp og gir heller ingen beskjed, da prøver vi å ta kontakt med vedkommende. Vi prøver å løse det internt før vi eventuelt tar det videre.</text:span></text:p>
      <text:p text:style-name="P2"><text:span text:style-name="T1"/></text:p>
      <text:p text:style-name="P2"><text:span text:style-name="T1">Personen får da en skriftlig advarsel med henvisning til hvilke punkter i arbeidskontrakten som er brutt</text:span></text:p>
      <text:p text:style-name="P2"><text:span text:style-name="T1">Advarselen skal inneholde en tidsfristen for personen til å forbedre forholdene. Ved tidsfristens utløp skal saken tas opp som eget punk på et prosjektmøte, der det skal avgjøres om personen har forbedret seg tilstrekkelig til å fortsette i sin rolle i gruppen. Dette skal referatføres.</text:span></text:p>
      <text:p text:style-name="P2"><text:span text:style-name="T1"/></text:p>
      <text:p text:style-name="P2"><text:span text:style-name="T1">Ved ja, fortsetter prosjektet som planlagt. Advarselen strykes.</text:span></text:p>
      <text:p text:style-name="P2"><text:span text:style-name="T1"/></text:p>
      <text:p text:style-name="P2"><text:span text:style-name="T1">Ved nei, omrokeres personlig rolle og arbeidsoppgaver, dersom dette er hensiktsmessig.</text:span></text:p>
      <text:p text:style-name="P2"><text:span text:style-name="T1"/></text:p>
      <text:p text:style-name="P2"><text:span text:style-name="T1">Hvis punktet over ikke er hensiktsmessig, kontaktes veileder for råd. Hvis veileders råd er eksklusjon, kontaktes faglærer for et møte der en eventuelt eksklusjon blir endelig avgjort. Eksklusjon er siste utvei og skal være skriftlig og begrunnet.</text:span></text:p>
      <text:p text:style-name="P2"><text:span text:style-name="T1"/></text:p>
      <text:list xml:id="list32690053" text:style-name="L10">
        <text:list-item>
          <text:list>
            <text:list-item>
              <text:p text:style-name="P8"><text:span text:style-name="T1">Arbeidskontrakt. Ved revidering av arbeidskontrakten gjelder følgende prosedyre: Revisjonen skal diskuteres på et prosjektmøte som eget punkt, som skal være angitt i møteinnkallingen.</text:span></text:p>
              <text:p text:style-name="P8"><text:span text:style-name="T1">Revidert utgave arbeidskontrakten sendes til gruppemedlemmene for uttalelser.</text:span></text:p>
              <text:p text:style-name="P8"><text:span text:style-name="T1">Endelig godkjenning av gruppekontrakten skal være enstemmig.</text:span></text:p>
            </text:list-item>
          </text:list>
        </text:list-item>
      </text:list>
      <text:p text:style-name="P2"><text:span text:style-name="T1"/></text:p>
      <text:p text:style-name="P2"><text:span text:style-name="T1"/></text:p>
      <text:p text:style-name="Standard"><text:span text:style-name="T4">4. Interpersonlig spørsmål</text:span></text:p>
      <text:p text:style-name="P2"><text:tab/></text:p>
      <text:p text:style-name="P2"><text:span text:style-name="T1">Vi skal respektere andres meninger, men også si vår egen.</text:span></text:p>
      <text:p text:style-name="P2"><text:span text:style-name="T1">Taushet er enighet.</text:span></text:p>
      <text:p text:style-name="P2"><text:span text:style-name="T1">Problemer diskuteres og løses av gruppen i fellesskap så sant det lar seg gjøre.</text:span></text:p>
      <text:p text:style-name="P2"><text:span text:style-name="T1">Ros og konstruktiv kritikk er ønskelig både på møter og ellers i prosjektet.</text:span></text:p>
      <text:p text:style-name="P10"/>
      <text:p text:style-name="P2"><text:span text:style-name="T1"/></text:p>
      <text:list xml:id="list33160989" text:style-name="L13">
        <text:list-item>
          <text:list>
            <text:list-header>
              <text:p text:style-name="P9"/>
            </text:list-header>
          </text:list>
        </text:list-item>
      </text:list>
      <text:p text:style-name="P12">UNDERSKRIFTER </text:p>
      <text:p text:style-name="P12"><text:bookmark-start text:name="_GoBack"/><text:bookmark-end text:name="_GoBack"/></text:p>
      <text:p text:style-name="P12">Sted ____________________________________<text:tab/><text:tab/> Dato __________________</text:p>
      <text:p text:style-name="P12"/>
      <text:p text:style-name="P12">NAVN:</text:p>
      <text:p text:style-name="P12"/>
      <text:p text:style-name="P12">__________________________<text:tab/><text:tab/>_____________________________ </text:p>
      <text:p text:style-name="Standard"><text:span text:style-name="T5">Simen Bjarkum</text:span><text:span text:style-name="T6"><text:tab/><text:tab/><text:tab/><text:tab/><text:tab/></text:span><text:span text:style-name="T5">Christian J. Aarflot</text:span></text:p>
      <text:p text:style-name="Standard"/>
      <text:p text:style-name="Standard"/>
      <text:p text:style-name="P12">__________________________ <text:tab/><text:tab/>_____________________________</text:p>
      <text:p text:style-name="Standard"><text:span text:style-name="T5">Victoria Pettersen</text:span><text:span text:style-name="T7"><text:tab/><text:tab/><text:tab/><text:tab/><text:tab/></text:span><text:span text:style-name="T5">Fredrik Røse</text:span></text:p>
      <text:p text:style-name="P11"><text:span text:style-name="T1"/></text:p>
      <text:p text:style-name="P2"><text:span text:style-name="T1"/></text:p>
      <text:p text:style-name="P2"><text:span text:style-name="T1"/></text:p>
      <text:list xml:id="list32350314" text:style-name="L5">
        <text:list-item>
          <text:list>
            <text:list-header>
              <text:p text:style-name="P4"><text:span text:style-name="T1"/></text:p>
            </text:list-header>
          </text:list>
        </text:list-item>
      </text:list>
      <text:p text:style-name="P2"><text:span text:style-name="T1"/></text:p>
      <text:p text:style-name="P2"><text:soft-page-break/><text:span text:style-name="T1"/></text:p>
      <text:p text:style-name="P2"><text:span text:style-name="T1"/></text:p>
      <text:list xml:id="list30191565" text:style-name="L2">
        <text:list-header>
          <text:p text:style-name="P1"/>
        </text:list-header>
      </text:list>
      <text:p text:style-name="Standard"><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b" fo:country="NO"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ristian Aarflot</meta:initial-creator>
    <meta:creation-date>2012-11-26T09:53:21.88</meta:creation-date>
    <dc:date>2012-11-26T13:12:51.22</dc:date>
    <dc:creator>Christian Aarflot</dc:creator>
    <meta:editing-duration>PT13M36S</meta:editing-duration>
    <meta:editing-cycles>4</meta:editing-cycles>
    <meta:generator>OpenOffice.org/3.3$Win32 OpenOffice.org_project/330m20$Build-9567</meta:generator>
    <meta:document-statistic meta:table-count="0" meta:image-count="0" meta:object-count="0" meta:page-count="3" meta:paragraph-count="46" meta:word-count="610" meta:character-count="4085"/>
  </office:meta>
</office:document-meta>
</file>